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d02c" officeooo:paragraph-rsid="0014d02c"/>
    </style:style>
    <style:style style:name="P2" style:family="paragraph" style:parent-style-name="Standard">
      <style:text-properties fo:color="#c9211e" loext:opacity="100%" officeooo:rsid="0014d02c" officeooo:paragraph-rsid="0014d02c"/>
    </style:style>
    <style:style style:name="T1" style:family="text">
      <style:text-properties fo:color="#ffffff"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14</text:p>
      <text:p text:style-name="P1"/>
      <text:p text:style-name="P1">dans le cadre de ma formation AI engineer d'Openclassrooms je dois réaliser le projet ci-dessous sans me donner pour le moment une piste pour un workflow peux tu m'estimer le temps nécessaire en heures pour réaliser ce projet qui doit déboucher sur un notebook jupyter lab et une soutenance orale ? peux tu m'expliquer dans une optique de recherche d'emploi la valeur de ce projet et me donner avec justificaitons le niveau de difficulté de ce projet ?</text:p>
      <text:p text:style-name="P1"/>
      <text:p text:style-name="P1">Finetunez votre propre LLM</text:p>
      <text:p text:style-name="P1">Adapter un modèle de langage pré-entraîné dans le cadre de consultations</text:p>
      <text:p text:style-name="P1">médicales pour optimiser les réponses !</text:p>
      <text:p text:style-name="P1"/>
      <text:p text:style-name="P2"><text:a xlink:type="simple" xlink:href="https://chatgpt.com/c/6988686e-f448-8329-b656-1b056217a0a7" text:style-name="Internet_20_link" text:visited-style-name="Visited_20_Internet_20_Link"><text:span text:style-name="T1">https://chatgpt.com/c/6988686e-f448-8329-b656-1b056217a0a7</text:span></text:a></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8T11:27:34.449657252</meta:creation-date>
    <dc:date>2026-02-08T11:45:40.518776723</dc:date>
    <meta:editing-duration>PT18M6S</meta:editing-duration>
    <meta:editing-cycles>4</meta:editing-cycles>
    <meta:generator>LibreOffice/24.2.7.2$Linux_X86_64 LibreOffice_project/420$Build-2</meta:generator>
    <meta:document-statistic meta:table-count="0" meta:image-count="0" meta:object-count="0" meta:page-count="1" meta:paragraph-count="6" meta:word-count="102" meta:character-count="656" meta:non-whitespace-character-count="560"/>
  </office:meta>
</office:document-meta>
</file>